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ListParagraph" style:list-style-name="LFO2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ListParagraph" style:list-style-name="LFO1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ListParagraph" style:list-style-name="LFO1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" style:parent-style-name="ListParagraph" style:list-style-name="LFO1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3" style:parent-style-name="ListParagraph" style:list-style-name="LFO1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ArcGIS/Arcpy<text:s/>Dataset Generation: (Any time an Arcpy function is used, the same process can be done in ArcGIS pro<text:s/>but may not be automated to the same degree)</text:p>
      <text:list text:style-name="LFO2" text:continue-numbering="true">
        <text:list-item>
          <text:p text:style-name="P2">Extract<text:s/>the<text:s/>individual raster layer from all .hdf files(or most other multidimensional raster file types)<text:s/>by using<text:s/>Arcpy's<text:s/>“Subset Multidimensional Raster_md”<text:s/>function, a script that automatically extracts a given layer from .hdf files<text:s/>that are associated with a given list of dates<text:s/>from a given directory,<text:s/>named<text:s/>‘MDR_layer_extracterV2’,<text:s/>can be found in GitHub directory.</text:p>
        </text:list-item>
        <text:list-item>
          <text:p text:style-name="P3">Create 30m<text:s/>grid<text:s/>resolution<text:s/>shapefile, the encompasses the entire study area<text:s/>(TBA)</text:p>
        </text:list-item>
        <text:list-item>
          <text:p text:style-name="P4">Create all other<text:s/>resolutions<text:s/>from 30m<text:s/>grid-shapefile. (TBA)</text:p>
        </text:list-item>
        <text:list-item>
          <text:p text:style-name="P5">Generate soil texture data, where it is a ration of sand, silt, and clay which when summed up equals to 100 or 1<text:s/>depending on the scale.<text:s/>(TBA)</text:p>
        </text:list-item>
        <text:list-item>
          <text:p text:style-name="P6">Use the<text:s/>elevation<text:s/>raster<text:s/>data to generate the elevation, aspect, and the<text:s/>slope of the terrain.<text:s/>(TBA)</text:p>
        </text:list-item>
        <text:list-item>
          <text:p text:style-name="P7">Use the Feature to Points function in Arcpy<text:s/>to convert the 30m<text:s/>grid-shape file to a point-shape file.<text:s/></text:p>
        </text:list-item>
        <text:list-item>
          <text:p text:style-name="P8">There are two primary ways to organize all the<text:s/>data extracted from the rasters:</text:p>
          <text:list text:continue-numbering="true">
            <text:list-item>
              <text:p text:style-name="P9">Use<text:s/>Arcpy’s<text:s/>“Extract Multi Values<text:s/>to Points”<text:s/>function<text:s/>to extract the values from<text:s/>all the<text:s/>rasters<text:s/>at once.<text:s/>So that all<text:s/>the data is in one shape file attribute table</text:p>
            </text:list-item>
            <text:list-item>
              <text:p text:style-name="P10">Use Arcpy’s “Extract Multi Values<text:s/>to Points” function to extract the values from<text:s/>rasters<text:s/>of specific data products<text:s/>and have<text:s/>different<text:s/>point-shape files<text:s/>for each data product. (This method is recommended<text:s/>since it is the most stable, and if there is an error/corruption<text:s/>in one<text:s/>shapefile<text:s/>it should not affect the others)</text:p>
            </text:list-item>
          </text:list>
        </text:list-item>
        <text:list-item>
          <text:p text:style-name="P11">Use the ArcGIS function Aggregate points, where the point input<text:s/>is the<text:s/>point-shape file from the previous step<text:s/>and the grid input is the grid-shape file<text:s/>generated in step 3.<text:s/>Then select all the columns that need to be<text:s/>aggregated<text:s/>and select the ‘Mean’ option for all the columns selected.<text:s/>The output is a raster with an attribute table<text:s/>with all data needed, also make sure when exporting the table that the ‘PageName’ column is included.<text:s/></text:p>
        </text:list-item>
      </text:list>
      <text:p text:style-name="P12">The next steps do not require Arcpy nor ArcGIS</text:p>
      <text:list text:style-name="LFO1" text:continue-numbering="true">
        <text:list-item>
          <text:p text:style-name="P13">The static<text:s/>variables should be put<text:s/>together in one<text:s/>CSV<text:s/>file along with<text:s/>the<text:s/>‘PageName’<text:s/>column. In the<text:s/>GitHub<text:s/>directory,<text:s/>there is a script called ‘static_var_gen’,<text:s/>which trims off all the non-static<text:s/>variable columns.</text:p>
        </text:list-item>
        <text:list-item>
          <text:p text:style-name="P14">To generate the<text:s/>primary dataset, which is used to<text:s/>generate<text:s/>the test and train sets,<text:s/>all the datasets should be<text:s/>divided up by date<text:s/>into individual CSV files, where each file contains the<text:s/>data column and the PageName column.<text:s/>All the CSV files should be put into the same folder along with the static CSV file<text:s/>so that ‘primary_dataset_gen’ can<text:s/>run<text:s/>properly.<text:s/></text:p>
          <text:list text:continue-numbering="true">
            <text:list-item>
              <text:p text:style-name="P15"><text:span text:style-name="T16">W</text:span><text:span text:style-name="T17">arning</text:span><text:span text:style-name="T18">,</text:span><text:span text:style-name="T19"><text:s/></text:span><text:span text:style-name="T20">w</text:span><text:span text:style-name="T21">hen<text:s/></text:span><text:span text:style-name="T22">using different data products, the D</text:span><text:span text:style-name="T23">ata Cleaning</text:span><text:span text:style-name="T24"><text:s/></text:span><text:span text:style-name="T25">[line<text:s/></text:span><text:span text:style-name="T26">82</text:span><text:span text:style-name="T27">]</text:span><text:span text:style-name="T28"><text:s/>section of the script will need to be edited<text:s/></text:span><text:span text:style-name="T29">t</text:span><text:span text:style-name="T30">o account for fill/error values</text:span><text:span text:style-name="T31">.</text:span></text:p>
            </text:list-item>
            <text:list-item>
              <text:p text:style-name="P32">The CSV file should have this naming structure, ‘DataName_index_resolution.csv’. The index can be either the date (formatted as YYYYmmdd) or<text:s/>numerical</text:p>
            </text:list-item>
            <text:list-item>
              <text:p text:style-name="P33">Verification data, such as MOISST AirMOSS,<text:s/>insit su, or NDVI<text:s/>data, should have data name ‘Ver’</text:p>
            </text:list-item>
          </text:list>
        </text:list-item>
        <text:list-item>
          <text:p text:style-name="P34"><text:span text:style-name="T35">If there is<text:s/></text:span><text:span text:style-name="T36">partial</text:span><text:span text:style-name="T37"><text:s/>verification<text:s/></text:span><text:span text:style-name="T38">data,</text:span><text:span text:style-name="T39"><text:s/>it will move all<text:s/></text:span><text:span text:style-name="T40">rows with<text:s/></text:span><text:span text:style-name="T41">verification<text:s/></text:span><text:span text:style-name="T42">data into the testing set</text:span><text:span text:style-name="T43">, if ther is no verification or complete verification data the dataset will be divided up randomly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nchez, Aaron</meta:initial-creator>
    <dc:creator>Sanchez, Aaron</dc:creator>
    <meta:creation-date>2023-09-06T15:10:00Z</meta:creation-date>
    <dc:date>2023-09-06T15:10:00Z</dc:date>
    <meta:template xlink:href="Normal.dotm" xlink:type="simple"/>
    <meta:editing-cycles>1</meta:editing-cycles>
    <meta:editing-duration>PT0S</meta:editing-duration>
    <meta:document-statistic meta:page-count="1" meta:paragraph-count="6" meta:word-count="483" meta:character-count="3233" meta:row-count="22" meta:non-whitespace-character-count="2756"/>
  </office:meta>
</office:document-meta>
</file>